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list-style-name="L3">
      <style:text-properties fo:font-variant="normal" fo:text-transform="none" fo:color="#ff0000" style:text-line-through-style="none" style:text-line-through-type="none" style:font-name="Arial" fo:font-size="11pt" fo:font-style="normal" style:text-underline-style="none" fo:font-weight="normal" style:text-blinking="false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ff0000" style:text-line-through-style="none" style:text-line-through-type="none" style:font-name="Arial" fo:font-size="11pt" fo:font-style="normal" style:text-underline-style="none" fo:font-weight="normal" style:text-blinking="false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 style:parent-style-name="Text_20_body" style:list-style-name="L2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6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7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2">
      <style:paragraph-properties fo:margin-top="0cm" fo:margin-bottom="0cm" loext:contextual-spacing="false" fo:line-height="138%" style:writing-mode="lr-tb"/>
      <style:text-properties fo:font-variant="normal" fo:text-transform="none" fo:color="#cc4125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5">
      <style:paragraph-properties fo:margin-top="0cm" fo:margin-bottom="0cm" loext:contextual-spacing="false" fo:line-height="138%" style:writing-mode="lr-tb"/>
      <style:text-properties fo:font-variant="normal" fo:text-transform="none" fo:color="#cc4125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3">
      <style:paragraph-properties fo:margin-top="0cm" fo:margin-bottom="0cm" loext:contextual-spacing="false" fo:line-height="138%" style:writing-mode="lr-tb"/>
      <style:text-properties fo:font-variant="normal" fo:text-transform="none" fo:color="#ff0000" style:text-line-through-style="none" style:text-line-through-type="none" style:font-name="Arial" fo:font-size="11pt" fo:font-style="normal" style:text-underline-style="none" fo:font-weight="normal" style:text-blinking="false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Text_20_body" style:list-style-name="L3">
      <style:paragraph-properties fo:margin-top="0cm" fo:margin-bottom="0cm" loext:contextual-spacing="false" fo:line-height="138%" style:writing-mode="lr-tb"/>
      <style:text-properties fo:font-variant="normal" fo:text-transform="none" fo:color="#ff0000" style:text-line-through-style="none" style:text-line-through-type="none" style:font-name="Arial" fo:font-size="11pt" fo:font-style="normal" style:text-underline-style="none" fo:font-weight="normal" style:text-blinking="false" fo:background-color="transparent" style:font-weight-asian="normal" style:font-weight-complex="normal"/>
    </style:style>
    <style:style style:name="P12" style:family="paragraph" style:parent-style-name="Text_20_body" style:list-style-name="L2">
      <style:paragraph-properties fo:margin-top="0cm" fo:margin-bottom="0cm" loext:contextual-spacing="false" fo:line-height="138%" style:writing-mode="lr-tb"/>
    </style:style>
    <style:style style:name="P1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weight-asian="normal" style:font-weight-complex="normal"/>
    </style:style>
    <style:style style:name="P1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cc4125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5" style:family="paragraph" style:parent-style-name="Text_20_body">
      <style:paragraph-properties fo:margin-top="0cm" fo:margin-bottom="0cm" loext:contextual-spacing="false" fo:line-height="138%" style:writing-mode="lr-tb"/>
    </style:style>
    <style:style style:name="P16" style:family="paragraph" style:parent-style-name="Text_20_body">
      <style:paragraph-properties fo:margin-left="0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7" style:family="paragraph" style:parent-style-name="Heading_20_1">
      <style:text-properties fo:font-variant="normal" fo:text-transform="none" fo:color="#000000" style:text-line-through-style="none" style:text-line-through-type="none" style:font-name="Arial" fo:font-size="20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ff0000" style:text-line-through-style="none" style:text-line-through-type="none" style:font-name="Arial" fo:font-size="11pt" fo:font-style="normal" style:text-underline-style="none" fo:font-weight="normal" style:text-blinking="false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" style:family="text">
      <style:text-properties fo:font-variant="normal" fo:text-transform="none" fo:color="#ff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6">
        <style:list-level-properties text:space-before="0.748cm" text:min-label-width="0.499cm"/>
      </text:list-level-style-number>
      <text:list-level-style-number text:level="2" text:style-name="Numbering_20_Symbols" style:num-suffix="." style:num-format="1" text:start-value="6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11">
        <style:list-level-properties text:space-before="0.748cm" text:min-label-width="0.499cm"/>
      </text:list-level-style-number>
      <text:list-level-style-number text:level="2" text:style-name="Numbering_20_Symbols" style:num-suffix="." style:num-format="1" text:start-value="1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16">
        <style:list-level-properties text:space-before="0.748cm" text:min-label-width="0.499cm"/>
      </text:list-level-style-number>
      <text:list-level-style-number text:level="2" text:style-name="Numbering_20_Symbols" style:num-suffix="." style:num-format="1" text:start-value="16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 text:start-value="21">
        <style:list-level-properties text:space-before="0.748cm" text:min-label-width="0.499cm"/>
      </text:list-level-style-number>
      <text:list-level-style-number text:level="2" text:style-name="Numbering_20_Symbols" style:num-suffix="." style:num-format="1" text:start-value="2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 text:start-value="26">
        <style:list-level-properties text:space-before="0.748cm" text:min-label-width="0.499cm"/>
      </text:list-level-style-number>
      <text:list-level-style-number text:level="2" text:style-name="Numbering_20_Symbols" style:num-suffix="." style:num-format="1" text:start-value="26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<text:bookmark text:name="docs-internal-guid-20ba1262-e3c1-d015-b573-e57cf6c2ccc9"/>finale Ressourcen Modellierung (Dienstgeber)</text:h>
      <text:p text:style-name="P2">Resource: Einkaufsliste</text:p>
      <text:list xml:id="list2146383458080250014" text:style-name="L2">
        <text:list-item>
          <text:list>
            <text:list-item>
              <text:p text:style-name="P4">GET /einkaufsliste/ - Liste der gesamten Einkaufsliste</text:p>
            </text:list-item>
            <text:list-item>
              <text:p text:style-name="P4">POST /einkaufsliste/ - Neue Einkaufsliste</text:p>
            </text:list-item>
            <text:list-item>
              <text:p text:style-name="P8">PUT /einkaufsliste/einkaufsliste_id/ - Aktualisiert Einkaufsliste (Einkaufslisten sollten nicht geändert werden, da abhängig von Event)</text:p>
            </text:list-item>
            <text:list-item>
              <text:p text:style-name="P12">DELETE /einkaufs<text:span text:style-name="T1">liste/einkaufsliste_id/ - Löscht eine Einkaufsliste (Einkaufslisten sollten nicht geändert werden, da abhängig von Event)</text:span></text:p>
            </text:list-item>
          </text:list>
        </text:list-item>
      </text:list>
      <text:list xml:id="list650309528570172317" text:style-name="L3">
        <text:list-item>
          <text:list>
            <text:list-item>
              <text:p text:style-name="P11">PUT /user/user_id/ - Aktualisert einen User</text:p>
            </text:list-item>
            <text:list-item>
              <text:p text:style-name="P11">DELETE /user/user_id/ - Löschen eines Users</text:p>
            </text:list-item>
            <text:list-item>
              <text:p text:style-name="P11">GET /user/user_id - Ruft einen User auf</text:p>
            </text:list-item>
          </text:list>
        </text:list-item>
      </text:list>
      <text:p text:style-name="P13">Resource: Zutat</text:p>
      <text:list xml:id="list3617687467323049000" text:style-name="L4">
        <text:list-item>
          <text:list>
            <text:list-item>
              <text:p text:style-name="P5">GET /zutat/ - Liste aller Zutaten</text:p>
            </text:list-item>
            <text:list-item>
              <text:p text:style-name="P5">POST /zutat/ - Neue Zutat</text:p>
            </text:list-item>
            <text:list-item>
              <text:p text:style-name="P5">PUT /zutat/zutat_id - Aktualisert eine Zutat</text:p>
            </text:list-item>
            <text:list-item>
              <text:p text:style-name="P5">DELETE /zutat/zutat_id - Löscht eine Zutat</text:p>
            </text:list-item>
            <text:list-item>
              <text:p text:style-name="P5">GET /zutat/zutat_id - Ruft eine Zutat auf</text:p>
            </text:list-item>
          </text:list>
        </text:list-item>
      </text:list>
      <text:p text:style-name="P14">Resource: Bestellung</text:p>
      <text:list xml:id="list6080695487793795800" text:style-name="L5">
        <text:list-item>
          <text:list>
            <text:list-item>
              <text:p text:style-name="P9">GET /bestellung/ - Liste aller Bestellungen</text:p>
            </text:list-item>
            <text:list-item>
              <text:p text:style-name="P9">POST /bestellung/ - Neue Bestellung</text:p>
            </text:list-item>
            <text:list-item>
              <text:p text:style-name="P9">PUT /bestellung/bestellung_id - Aktualisert eine Bestellung</text:p>
            </text:list-item>
            <text:list-item>
              <text:p text:style-name="P9">DELETE /bestellung/bestellung_id - Löscht eine Bestellung</text:p>
            </text:list-item>
            <text:list-item>
              <text:p text:style-name="P9">GET /bestellung/bestellung_id - Ruft eine Bestellung auf</text:p>
            </text:list-item>
          </text:list>
        </text:list-item>
      </text:list>
      <text:p text:style-name="P16">Resource: Event</text:p>
      <text:list xml:id="list4492659800754803703" text:style-name="L6">
        <text:list-item>
          <text:list>
            <text:list-item>
              <text:p text:style-name="P6">GET /event/ - Liste aller Events</text:p>
            </text:list-item>
            <text:list-item>
              <text:p text:style-name="P6">POST /event/ - Neuer Event</text:p>
            </text:list-item>
            <text:list-item>
              <text:p text:style-name="P6">PUT /event/event_id - Aktualisert einen Event</text:p>
            </text:list-item>
            <text:list-item>
              <text:p text:style-name="P6">DELETE /event/event_id - Löscht einen Event</text:p>
            </text:list-item>
            <text:list-item>
              <text:p text:style-name="P6">GET /event/event_id - Ruft einen Event auf</text:p>
            </text:list-item>
          </text:list>
        </text:list-item>
      </text:list>
      <text:p text:style-name="P16">Resource: Cocktail</text:p>
      <text:list xml:id="list1397707142253953553" text:style-name="L7">
        <text:list-item>
          <text:list>
            <text:list-item>
              <text:p text:style-name="P7">GET /cocktail/ - Liste aller Cocktails</text:p>
            </text:list-item>
            <text:list-item>
              <text:p text:style-name="P7">POST /cocktail/ - Neuer Cocktail</text:p>
            </text:list-item>
            <text:list-item>
              <text:p text:style-name="P7">PUT /cocktail/cocktail_id - Aktualisert einen Cocktail</text:p>
            </text:list-item>
            <text:list-item>
              <text:p text:style-name="P7">DELETE /cocktail/cocktail_id - Löscht einen Cocktail</text:p>
            </text:list-item>
            <text:list-item>
              <text:p text:style-name="P7">GET /cocktail/cocktail_id - Ruft einen Cocktail auf</text:p>
            </text:list-item>
          </text:list>
        </text:list-item>
      </text:list>
      <text:p text:style-name="P15"> </text:p>
      <text:p text:style-name="Text_20_body"><text:line-break/><text:span text:style-name="T2">GET /einkaufsliste/einkaufsliste_id/ - Ruft eine Einkaufsliste ab</text:span></text:p>
      <text:p text:style-name="P3">Resource: User</text:p>
      <text:list xml:id="list113632357899711" text:continue-list="list650309528570172317" text:style-name="L3">
        <text:list-item>
          <text:list>
            <text:list-item>
              <text:p text:style-name="P10">GET /user/ - Liste der gesamten User</text:p>
            </text:list-item>
            <text:list-item>
              <text:p text:style-name="P10"><text:soft-page-break/>POST /user/ - Neuer User</text:p>
              <text:p text:style-name="P1"/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6T11:35:58.972323221</meta:creation-date>
    <dc:date>2017-06-26T11:36:30.164372691</dc:date>
    <meta:editing-duration>PT31S</meta:editing-duration>
    <meta:editing-cycles>1</meta:editing-cycles>
    <meta:document-statistic meta:table-count="0" meta:image-count="0" meta:object-count="0" meta:page-count="2" meta:paragraph-count="38" meta:word-count="244" meta:character-count="1697" meta:non-whitespace-character-count="1517"/>
    <meta:generator>LibreOffice/5.1.4.2$Linux_X86_64 LibreOffice_project/10m0$Build-2</meta:generator>
  </office:meta>
</office:document-meta>
</file>